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elle" svg:font-family="Adelle, georgia, serif"/>
    <style:font-face style:name="Adelle1" svg:font-family="Adelle, sans-serif"/>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1" svg:font-family="'Source Sans Pro', HelveticaNeue-Light, 'Helvetica Neue Light', 'Helvetica Neue', Helvetica, Arial, 'Lucida Grande', sans-serif"/>
    <style:font-face style:name="Source Sans Pro"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krona" svg:font-family="krona, sans-serif"/>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margin-left="0in" fo:margin-right="0in" fo:margin-top="0.1043in" fo:margin-bottom="0.1043in" fo:orphans="2" fo:widows="2" fo:text-indent="0in" style:auto-text-indent="false" fo:padding="0in" fo:border="none"/>
    </style:style>
    <style:style style:name="P23"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margin-top="0in" fo:margin-bottom="0in" fo:orphans="2" fo:widows="2" fo:text-indent="0in" style:auto-text-indent="false" fo:padding="0in" fo:border="none"/>
    </style:style>
    <style:style style:name="P26"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27"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29"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30" style:family="paragraph" style:parent-style-name="Text_20_body">
      <style:paragraph-properties fo:margin-left="0in" fo:margin-right="0in" fo:margin-top="0in" fo:margin-bottom="0.1563in" fo:orphans="2" fo:widows="2" fo:text-indent="0in" style:auto-text-indent="false" fo:padding="0in" fo:border="none"/>
    </style:style>
    <style:style style:name="P31"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2"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3"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4"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5"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36"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37" style:family="paragraph" style:parent-style-name="Horizontal_20_Line">
      <style:text-properties fo:font-size="12pt" style:font-size-asian="12pt" style:font-size-complex="12pt"/>
    </style:style>
    <style:style style:name="P38" style:family="paragraph" style:parent-style-name="Heading_20_3">
      <style:paragraph-properties fo:margin-left="0in" fo:margin-right="0in" fo:margin-top="0in" fo:margin-bottom="0in" fo:text-align="center" style:justify-single-word="false" fo:orphans="2" fo:widows="2" fo:text-indent="0in" style:auto-text-indent="false"/>
      <style:text-properties fo:font-variant="normal" fo:text-transform="none" fo:color="#444444" style:font-name="Source Sans Pro1" fo:font-size="15pt" fo:letter-spacing="normal" fo:font-style="normal" fo:font-weight="bold" style:font-weight-asian="bold" style:font-weight-complex="bold"/>
    </style:style>
    <style:style style:name="P39"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1" fo:font-size="15pt" fo:letter-spacing="normal" fo:font-style="normal" style:text-underline-style="none" fo:font-weight="bold" style:font-size-asian="12pt" style:font-weight-asian="bold" style:font-size-complex="12pt" style:font-weight-complex="bold"/>
    </style:style>
    <style:style style:name="P40" style:family="paragraph" style:parent-style-name="Text_20_body">
      <style:paragraph-properties fo:line-height="150%" fo:orphans="2" fo:widows="2"/>
      <style:text-properties fo:font-variant="normal" fo:text-transform="none" fo:color="#666666" style:font-name="Source Sans Pro1" fo:font-size="15pt" fo:letter-spacing="normal" fo:font-style="normal" fo:font-weight="normal"/>
    </style:style>
    <style:style style:name="P41" style:family="paragraph" style:parent-style-name="Text_20_body">
      <style:paragraph-properties fo:line-height="150%" fo:text-align="center" style:justify-single-word="false" fo:orphans="2" fo:widows="2"/>
      <style:text-properties fo:font-variant="normal" fo:text-transform="none" fo:color="#666666" style:font-name="Source Sans Pro1" fo:font-size="15pt" fo:letter-spacing="normal" fo:font-style="normal" fo:font-weight="bold"/>
    </style:style>
    <style:style style:name="P42" style:family="paragraph" style:parent-style-name="Text_20_body">
      <style:paragraph-properties fo:line-height="150%" fo:text-align="start" style:justify-single-word="false" fo:orphans="2" fo:widows="2"/>
      <style:text-properties fo:font-variant="normal" fo:text-transform="none" fo:color="#0066ff" style:font-name="Source Sans Pro1" fo:font-size="15pt" fo:letter-spacing="normal" fo:font-style="normal" fo:font-weight="normal"/>
    </style:style>
    <style:style style:name="P43" style:family="paragraph" style:parent-style-name="Text_20_body">
      <style:paragraph-properties fo:line-height="150%" fo:text-align="center" style:justify-single-word="false" fo:orphans="2" fo:widows="2"/>
      <style:text-properties fo:font-variant="normal" fo:text-transform="none" fo:color="#000000" style:font-name="Source Sans Pro1" fo:font-size="15pt" fo:letter-spacing="normal" fo:font-style="normal" fo:font-weight="normal"/>
    </style:style>
    <style:style style:name="P44" style:family="paragraph" style:parent-style-name="Text_20_body" style:list-style-name="L1">
      <style:paragraph-properties fo:margin-top="0in" fo:margin-bottom="0.1043in" fo:orphans="2" fo:widows="2" fo:padding="0in" fo:border="none"/>
    </style:style>
    <style:style style:name="P45" style:family="paragraph" style:parent-style-name="Text_20_body" style:list-style-name="L3">
      <style:paragraph-properties fo:margin-top="0in" fo:margin-bottom="0.1043in" fo:orphans="2" fo:widows="2" fo:padding="0in" fo:border="none"/>
    </style:style>
    <style:style style:name="P46" style:family="paragraph" style:parent-style-name="Text_20_body" style:list-style-name="L2">
      <style:paragraph-properties fo:margin-top="0in" fo:margin-bottom="0.1043in" fo:orphans="2" fo:widows="2"/>
    </style:style>
    <style:style style:name="P47" style:family="paragraph" style:parent-style-name="Text_20_body" style:list-style-name="L6">
      <style:paragraph-properties fo:margin-top="0in" fo:margin-bottom="0.1043in" fo:orphans="2" fo:widows="2"/>
    </style:style>
    <style:style style:name="P48"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49"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Arial" fo:font-size="15pt" fo:letter-spacing="normal" fo:font-style="normal" style:text-underline-style="none" fo:font-weight="bold" style:font-size-asian="15pt" style:font-weight-asian="bold" style:font-size-complex="15pt" style:font-weight-complex="bold"/>
    </style:style>
    <style:style style:name="P51"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fo:letter-spacing="normal" fo:font-style="normal" fo:font-weight="bold" style:font-weight-asian="bold" style:font-weight-complex="bold"/>
    </style:style>
    <style:style style:name="T29" style:family="text">
      <style:text-properties fo:font-variant="normal" fo:text-transform="none" fo:color="#333333" style:font-name="Source Sans Pro" fo:font-size="12pt" fo:letter-spacing="normal" fo:font-style="normal" fo:font-weight="bold" style:font-size-asian="14pt" style:font-weight-asian="bold" style:font-size-complex="14pt" style:font-weight-complex="bold"/>
    </style:style>
    <style:style style:name="T30"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1"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2"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4"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445588" style:font-name="Menlo" fo:font-size="9.75pt" fo:letter-spacing="normal" fo:font-style="normal" fo:font-weight="normal" fo:background-color="transparent"/>
    </style:style>
    <style:style style:name="T37" style:family="text">
      <style:text-properties fo:font-variant="normal" fo:text-transform="none" fo:color="#445588" style:font-name="Menlo" fo:font-size="9pt" fo:letter-spacing="normal" fo:font-style="normal" fo:font-weight="normal" fo:background-color="#f9f2f4"/>
    </style:style>
    <style:style style:name="T38"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39" style:family="text">
      <style:text-properties fo:font-variant="normal" fo:text-transform="none" fo:color="#999988" style:font-name="Menlo" fo:font-size="9.75pt" fo:letter-spacing="normal" fo:font-style="normal" fo:font-weight="normal" fo:background-color="transparent"/>
    </style:style>
    <style:style style:name="T40" style:family="text">
      <style:text-properties fo:font-variant="normal" fo:text-transform="none" fo:color="#31708f" style:font-name="Helvetica Neue" fo:font-size="10.5pt" fo:letter-spacing="normal" fo:font-style="normal" fo:font-weight="normal" fo:background-color="#d9edf7"/>
    </style:style>
    <style:style style:name="T41"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2"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3"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4" style:family="text">
      <style:text-properties fo:font-variant="normal" fo:text-transform="none" fo:color="#0066ff" style:font-name="Arial" fo:font-size="14pt" fo:letter-spacing="normal" fo:font-style="normal" fo:font-weight="normal" style:font-size-asian="14pt" style:font-size-complex="14pt"/>
    </style:style>
    <style:style style:name="T45" style:family="text">
      <style:text-properties fo:font-variant="normal" fo:text-transform="none" fo:color="#0066ff" style:font-name="Helvetica Neue" fo:font-size="12pt" fo:letter-spacing="normal" fo:font-style="normal" fo:font-weight="normal" style:font-size-asian="12pt" style:font-size-complex="12pt"/>
    </style:style>
    <style:style style:name="T46" style:family="text">
      <style:text-properties fo:font-variant="normal" fo:text-transform="none" fo:color="#0066ff" style:font-name="Helvetica Neue" fo:font-size="14pt" fo:letter-spacing="normal" fo:font-style="normal" fo:font-weight="normal" style:font-size-asian="14pt" style:font-size-complex="14pt"/>
    </style:style>
    <style:style style:name="T47"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48" style:family="text">
      <style:text-properties fo:font-variant="normal" fo:text-transform="none" fo:color="#ff0000" style:font-name="Arial" fo:font-size="14pt" fo:letter-spacing="normal" fo:font-style="normal" fo:font-weight="normal" style:font-size-asian="14pt" style:font-size-complex="14pt"/>
    </style:style>
    <style:style style:name="T49" style:family="text">
      <style:text-properties fo:font-variant="normal" fo:text-transform="none" fo:color="#ff0000" style:font-name="Arial" fo:font-size="14pt" fo:letter-spacing="normal" fo:font-style="normal" style:font-size-asian="14pt" style:font-size-complex="14pt"/>
    </style:style>
    <style:style style:name="T50" style:family="text">
      <style:text-properties fo:font-variant="normal" fo:text-transform="none" fo:color="#ff0000" style:font-name="Arial" fo:font-size="20pt" fo:letter-spacing="normal" fo:font-style="normal" fo:font-weight="normal" style:font-size-asian="20pt" style:font-size-complex="20pt"/>
    </style:style>
    <style:style style:name="T51"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2" style:family="text">
      <style:text-properties fo:font-variant="normal" fo:text-transform="none" fo:color="#ff0000" style:font-name="Helvetica Neue" fo:font-size="12pt" fo:letter-spacing="normal" fo:font-style="normal" fo:font-weight="normal" style:font-size-asian="12pt" style:font-size-complex="12pt"/>
    </style:style>
    <style:style style:name="T53" style:family="text">
      <style:text-properties fo:font-variant="normal" fo:text-transform="none" fo:color="#ff0000" style:font-name="Helvetica Neue" fo:font-size="12pt" fo:letter-spacing="normal" fo:font-style="normal" style:font-size-asian="12pt" style:font-size-complex="12pt"/>
    </style:style>
    <style:style style:name="T54" style:family="text">
      <style:text-properties fo:font-variant="normal" fo:text-transform="none" fo:color="#ff0000" fo:letter-spacing="normal" fo:font-style="normal" fo:font-weight="normal"/>
    </style:style>
    <style:style style:name="T55" style:family="text">
      <style:text-properties fo:font-variant="normal" fo:text-transform="none" fo:color="#ff0000" style:font-name="apple-system" fo:font-size="12pt" fo:letter-spacing="normal" fo:font-style="normal" fo:font-weight="normal" style:font-size-asian="12pt" style:font-size-complex="12pt"/>
    </style:style>
    <style:style style:name="T56"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Helvetica Neue" fo:font-size="12pt" fo:letter-spacing="normal" fo:font-style="normal" style:font-size-asian="12pt" style:font-size-complex="12pt"/>
    </style:style>
    <style:style style:name="T58" style:family="text">
      <style:text-properties fo:font-variant="normal" fo:text-transform="none" fo:color="#000000" style:font-name="Arial" fo:font-size="14pt" fo:letter-spacing="normal" fo:font-style="normal" style:font-size-asian="14pt" style:font-size-complex="14pt"/>
    </style:style>
    <style:style style:name="T59"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0" style:family="text">
      <style:text-properties fo:font-variant="normal" fo:text-transform="none" fo:color="#0000ff" fo:letter-spacing="normal" fo:font-style="normal" fo:font-weight="normal" style:font-weight-asian="normal" style:font-weight-complex="normal"/>
    </style:style>
    <style:style style:name="T61" style:family="text">
      <style:text-properties fo:font-variant="normal" fo:text-transform="none" fo:color="#cc9900" style:font-name="Arial" fo:font-size="14pt" fo:letter-spacing="normal" fo:font-style="normal" style:font-size-asian="14pt" style:font-size-complex="14pt"/>
    </style:style>
    <style:style style:name="T62" style:family="text">
      <style:text-properties fo:font-variant="normal" fo:text-transform="none" fo:color="#0066cc" style:font-name="Helvetica Neue" fo:font-size="12pt" fo:letter-spacing="normal" fo:font-style="normal" style:font-size-asian="12pt" style:font-size-complex="12pt"/>
    </style:style>
    <style:style style:name="T63" style:family="text">
      <style:text-properties fo:font-variant="normal" fo:text-transform="none" fo:color="#0066cc" style:font-name="Arial" fo:font-size="14pt" fo:letter-spacing="normal" fo:font-style="normal" fo:font-weight="normal" style:font-size-asian="14pt" style:font-size-complex="14pt"/>
    </style:style>
    <style:style style:name="T64" style:family="text">
      <style:text-properties fo:font-variant="normal" fo:text-transform="none" fo:color="#0000cc" style:font-name="Arial" fo:font-size="20pt" fo:letter-spacing="normal" fo:font-style="normal" fo:font-weight="normal" style:font-size-asian="20pt" style:font-size-complex="20pt"/>
    </style:style>
    <style:style style:name="T65"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67" style:family="text">
      <style:text-properties fo:font-variant="normal" fo:text-transform="none" fo:color="#24292e" style:font-name="SFMono-Regular" fo:font-size="12pt" fo:letter-spacing="normal" fo:font-style="normal" fo:font-weight="normal" style:font-size-asian="12pt" style:font-size-complex="12pt"/>
    </style:style>
    <style:style style:name="T68" style:family="text">
      <style:text-properties fo:font-variant="normal" fo:text-transform="none" fo:color="#24292e" style:font-name="apple-system" fo:font-size="12pt" fo:letter-spacing="normal" fo:font-style="normal" fo:font-weight="normal" style:font-size-asian="12pt" style:font-size-complex="12pt"/>
    </style:style>
    <style:style style:name="T69"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70"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72" style:family="text">
      <style:text-properties fo:font-variant="normal" fo:text-transform="none" fo:color="#cb3837" style:text-line-through-style="none" style:font-name="Source Sans Pro" fo:font-size="12pt" fo:letter-spacing="normal" fo:font-style="normal" style:text-underline-style="none" fo:font-weight="normal" style:text-blinking="false"/>
    </style:style>
    <style:style style:name="T73" style:family="text">
      <style:text-properties fo:font-variant="normal" fo:text-transform="none" fo:color="#e6b35a" style:font-name="Arial" fo:font-size="14pt" fo:letter-spacing="normal" fo:font-style="normal" fo:font-weight="normal" style:font-size-asian="14pt" style:font-size-complex="14pt"/>
    </style:style>
    <style:style style:name="T74" style:family="text">
      <style:text-properties fo:font-variant="normal" fo:text-transform="none" fo:color="#666666" style:font-name="Source Sans Pro1" fo:font-size="15pt" fo:letter-spacing="normal" fo:font-style="normal"/>
    </style:style>
    <style:style style:name="T75" style:family="text">
      <style:text-properties fo:font-weight="bold" style:font-weight-asian="bold" style:font-weight-complex="bold"/>
    </style:style>
    <style:style style:name="T76" style:family="text">
      <style:text-properties fo:background-color="#ffff00"/>
    </style:style>
    <style:style style:name="T77" style:family="text">
      <style:text-properties fo:color="#0066ff" fo:font-size="16pt" style:font-size-asian="16pt" style:font-size-complex="16pt"/>
    </style:style>
    <style:style style:name="T78" style:family="text">
      <style:text-properties fo:color="#0066ff" style:font-size-asian="12pt" style:font-size-complex="12pt"/>
    </style:style>
    <style:style style:name="T79" style:family="text">
      <style:text-properties fo:color="#0066ff" fo:font-weight="bold" style:font-weight-asian="bold" style:font-weight-complex="bold"/>
    </style:style>
    <style:style style:name="T80" style:family="text">
      <style:text-properties style:font-size-asian="12pt" style:font-size-complex="12pt"/>
    </style:style>
    <style:style style:name="T81" style:family="text">
      <style:text-properties fo:font-size="14pt" style:font-size-asian="14pt" style:font-size-complex="14pt"/>
    </style:style>
    <style:style style:name="T82" style:family="text">
      <style:text-properties fo:font-size="14pt" fo:font-weight="bold" style:font-size-asian="14pt" style:font-weight-asian="bold" style:font-size-complex="14pt" style:font-weight-complex="bold"/>
    </style:style>
    <style:style style:name="T83" style:family="text">
      <style:text-properties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36"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0">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4875886066405352917" text:style-name="L1">
        <text:list-item>
          <text:p text:style-name="P44"><text:span text:style-name="Source_20_Text"><text:span text:style-name="T9">git clone ...</text:span></text:span><text:span text:style-name="T1">: Clone a remote repository onto your local machine.</text:span></text:p>
        </text:list-item>
        <text:list-item>
          <text:p text:style-name="P44"><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0"> </text:span><text:span text:style-name="T1">located at GitHub by running the following command:</text:span></text:p>
      <text:p text:style-name="P13"><text:span text:style-name="Source_20_Text"><text:span text:style-name="T10">git clone --depth=</text:span></text:span><text:span text:style-name="Source_20_Text"><text:span text:style-name="T36">16</text:span></text:span><text:span text:style-name="Source_20_Text"><text:span text:style-name="T10"> https:</text:span></text:span><text:span text:style-name="Source_20_Text"><text:span text:style-name="T39">//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0">The </text:span><text:span text:style-name="Source_20_Text"><text:span text:style-name="T9">--depth=</text:span></text:span><text:span text:style-name="Source_20_Text"><text:span text:style-name="T37">16</text:span></text:span><text:span text:style-name="T40">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0">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0">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1"><text:span text:style-name="Source_20_Text"><text:span text:style-name="T11">nodejs --version</text:span></text:span></text:p>
      <text:p text:style-name="P31"><text:span text:style-name="Source_20_Text"><text:span text:style-name="T11">npm --version</text:span></text:span></text:p>
      <text:p text:style-name="P14"><text:span text:style-name="T40">If you need to run different versions of Node.js in your local environment, consider installing </text:span><text:a xlink:type="simple" xlink:href="https://github.com/creationix/nvm" text:style-name="Internet_20_link" text:visited-style-name="Visited_20_Internet_20_Link"><text:span text:style-name="T31">Node Version Manager (nvm)</text:span></text:a><text:span text:style-name="T40"> or </text:span><text:a xlink:type="simple" xlink:href="https://github.com/coreybutler/nvm-windows" text:style-name="Internet_20_link" text:visited-style-name="Visited_20_Internet_20_Link"><text:span text:style-name="T31">Node Version Manager (nvm) for Windows</text:span></text:a><text:span text:style-name="T40">.</text:span></text:p>
      <text:p text:style-name="P8"><text:soft-page-break/>Once you have Node.js installed on your machine, you can download the <text:span text:style-name="T76">tool</text:span> <text:span text:style-name="T76">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48">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17044575879085651" text:style-name="L2">
        <text:list-item>
          <text:p text:style-name="P46"><text:a xlink:type="simple" xlink:href="http://bower.io/" text:style-name="Internet_20_link" text:visited-style-name="Visited_20_Internet_20_Link"><text:span text:style-name="T35">Bower</text:span></text:a><text:span text:style-name="T17">- client-side code package manager</text:span></text:p>
        </text:list-item>
        <text:list-item>
          <text:p text:style-name="P46"><text:a xlink:type="simple" xlink:href="https://github.com/nodeapps/http-server" text:style-name="Internet_20_link" text:visited-style-name="Visited_20_Internet_20_Link"><text:span text:style-name="T35">Http-Server</text:span></text:a><text:span text:style-name="T17">- simple local static web server</text:span></text:p>
        </text:list-item>
        <text:list-item>
          <text:p text:style-name="P46"><text:a xlink:type="simple" xlink:href="https://karma-runner.github.io/" text:style-name="Internet_20_link" text:visited-style-name="Visited_20_Internet_20_Link"><text:span text:style-name="T35">Karma</text:span></text:a><text:span text:style-name="T17">- unit test runner</text:span></text:p>
        </text:list-item>
        <text:list-item>
          <text:p text:style-name="P46"><text:a xlink:type="simple" xlink:href="https://github.com/angular/protractor" text:style-name="Internet_20_link" text:visited-style-name="Visited_20_Internet_20_Link"><text:span text:style-name="T35">Protractor</text:span></text:a><text:span text:style-name="T17">- end-to-end (E2E) test runner</text:span></text:p>
        </text:list-item>
        <text:list-item>
          <text:p text:style-name="P46"><text:span text:style-name="T63">browserify</text:span><text:span text:style-name="T17"> - </text:span><text:bookmark text:name="top-subtitle"/><text:span text:style-name="T17">lets you </text:span><text:span text:style-name="T22">require</text:span><text:span text:style-name="T17">(</text:span><text:span text:style-name="T73">'modules'</text:span><text:span text:style-name="T17">) in the browser by bundling up all of your dependencies</text:span></text:p>
        </text:list-item>
        <text:list-item>
          <text:p text:style-name="P46"><text:span text:style-name="T63">postcss</text:span><text:span text:style-name="T17"> - </text:span><text:span text:style-name="T29">a tool for transforming styles with JS plugins</text:span><text:span text:style-name="T22"> </text:span></text:p>
        </text:list-item>
      </text:list>
      <text:h text:style-name="P35" text:outline-level="2">Installing postcss</text:h>
      <text:p text:style-name="P26">npm install postcss</text:p>
      <text:p text:style-name="P29">To add this npm package to your local machine, type the above into your command line. You’ll notice a node_modules directory appear in your root where the package is now installed.</text:p>
      <text:p text:style-name="P29">If you're having trouble installing packages, check out the helpful docs for </text:p>
      <text:p text:style-name="P30"><text:a xlink:type="simple" xlink:href="https://docs.npmjs.com/getting-started/installing-npm-packages-locally" text:style-name="Internet_20_link" text:visited-style-name="Visited_20_Internet_20_Link">installing npm packages locally</text:a><text:span text:style-name="T72"> .</text:span></text:p>
      <text:p text:style-name="P22"><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4">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3"><text:span text:style-name="T61">Anu yaholim lehosif</text:span><text:span text:style-name="T23"> TOOLS</text:span><text:span text:style-name="T61"> le</text:span><text:span text:style-name="T23"> PACKAGE.JSON File, </text:span><text:span text:style-name="T61">ve</text:span><text:span text:style-name="T23">BOWER </text:span><text:span text:style-name="T61">yatkin otam Automatically. </text:span><text:span text:style-name="T58">Lemawal:</text:span></text:p>
      <text:p text:style-name="P23"><text:span text:style-name="T49">"</text:span><text:span text:style-name="T58">angular-ui-router</text:span><text:span text:style-name="T49">"</text:span><text:span text:style-name="T58">:</text:span><text:span text:style-name="T49">"</text:span><text:span text:style-name="T58">1.0.0-rc.1</text:span><text:span text:style-name="T49">"</text:span><text:span text:style-name="T58"> </text:span><text:span text:style-name="T61">– yatkin et ui-router gam.</text:span></text:p>
      <text:p text:style-name="P14"><text:span text:style-name="T41">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3">Installing Helper Tools</text:span></text:a><text:span text:style-name="T41"> below for more information.</text:span></text:p>
      <text:p text:style-name="P9">The project is preconfigured with a number of <text:span text:style-name="T75">npm helper scripts</text:span> to make it easy to run the common tasks that you will need while developing:</text:p>
      <text:list xml:id="list2619167285689178296" text:style-name="L3">
        <text:list-item>
          <text:p text:style-name="P45"><text:soft-page-break/><text:span text:style-name="Source_20_Text"><text:span text:style-name="T13">npm start</text:span></text:span><text:span text:style-name="T3">: Start a local development web server.</text:span></text:p>
        </text:list-item>
        <text:list-item>
          <text:p text:style-name="P45"><text:span text:style-name="Source_20_Text"><text:span text:style-name="T13">npm test</text:span></text:span><text:span text:style-name="T3">: Start the Karma unit test runner.</text:span></text:p>
        </text:list-item>
        <text:list-item>
          <text:p text:style-name="P45"><text:span text:style-name="Source_20_Text"><text:span text:style-name="T13">npm run protractor</text:span></text:span><text:span text:style-name="T3">: Run the Protractor end-to-end (E2E) tests.</text:span></text:p>
        </text:list-item>
        <text:list-item>
          <text:p text:style-name="P45"><text:span text:style-name="Source_20_Text"><text:span text:style-name="T13">npm run update-webdriver</text:span></text:span><text:span text:style-name="T3">: Install the drivers needed by Protractor.</text:span></text:p>
        </text:list-item>
      </text:list>
      <text:p text:style-name="P33"/>
      <text:p text:style-name="P33">Bewvil lehatkin Latest Version wel Package kolwehu, pawut zarih laasot:</text:p>
      <text:p text:style-name="P32"><text:span text:style-name="T53">npm install package_name</text:span><text:span text:style-name="T7">. </text:span></text:p>
      <text:p text:style-name="P32"><text:span text:style-name="T7">Lemawal </text:span><text:span text:style-name="T53">npm install minmatch</text:span><text:span text:style-name="T57"> – yatkin girsa ahrona welo.</text:span></text:p>
      <text:p text:style-name="P34"/>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2">http://localhost:8000/index.html</text:span></text:a><text:span text:style-name="T3">.</text:span></text:p>
      <text:p text:style-name="P16"><text:span text:style-name="T42">To serve the web app on a different IP address or port, edit the "start" script within </text:span><text:span text:style-name="Source_20_Text"><text:span text:style-name="T13">package.json</text:span></text:span><text:span text:style-name="T42">. You can use </text:span><text:span text:style-name="Source_20_Text"><text:span text:style-name="T13">-a</text:span></text:span><text:span text:style-name="T42"> to set the address and </text:span><text:span text:style-name="Source_20_Text"><text:span text:style-name="T13">-p</text:span></text:span><text:span text:style-name="T42"> to set the port. </text:span></text:p>
      <text:p text:style-name="P16"><text:span text:style-name="T42">You also need to update the </text:span><text:span text:style-name="Source_20_Text"><text:span text:style-name="T13">baseUrl</text:span></text:span><text:span text:style-name="T42"> configuration property in </text:span><text:span text:style-name="Source_20_Text"><text:span text:style-name="T13">e2e-test/protractor.conf.js</text:span></text:span><text:span text:style-name="T42">.</text:span></text:p>
      <text:p text:style-name="P27"><text:soft-page-break/>Nodejs http-server:</text:p>
      <text:h text:style-name="P28" text:outline-level="2"><text:span text:style-name="T81">Available Options</text:span>:</text:h>
      <text:p text:style-name="P25"><text:span text:style-name="Source_20_Text"><text:span text:style-name="T65">-p</text:span></text:span><text:span text:style-name="Source_20_Text"><text:span text:style-name="T67"> </text:span></text:span><text:span text:style-name="T68">Port to use (defaults to 8080)</text:span></text:p>
      <text:p text:style-name="P25"><text:span text:style-name="Source_20_Text"><text:span text:style-name="T65">-a</text:span></text:span><text:span text:style-name="Source_20_Text"><text:span text:style-name="T67"> </text:span></text:span><text:span text:style-name="T68">Address to use (defaults to 0.0.0.0)</text:span></text:p>
      <text:p text:style-name="P25"><text:span text:style-name="Source_20_Text"><text:span text:style-name="T65">-d</text:span></text:span><text:span text:style-name="Source_20_Text"><text:span text:style-name="T67"> </text:span></text:span><text:span text:style-name="T68">Show directory listings (defaults to 'True')</text:span></text:p>
      <text:p text:style-name="P25"><text:span text:style-name="Source_20_Text"><text:span text:style-name="T65">-i</text:span></text:span><text:span text:style-name="Source_20_Text"><text:span text:style-name="T67"> </text:span></text:span><text:span text:style-name="T68">Display autoIndex (defaults to 'True')</text:span></text:p>
      <text:p text:style-name="P25"><text:span text:style-name="Source_20_Text"><text:span text:style-name="T65">-g</text:span></text:span><text:span text:style-name="Source_20_Text"><text:span text:style-name="T67"> </text:span></text:span><text:span text:style-name="T68">or</text:span><text:span text:style-name="T70"> --</text:span><text:span text:style-name="Source_20_Text"><text:span text:style-name="T65">gzip</text:span></text:span><text:span text:style-name="Source_20_Text"><text:span text:style-name="T67"> </text:span></text:span><text:span text:style-name="T68">When enabled (defaults to '</text:span><text:span text:style-name="T55">False</text:span><text:span text:style-name="T68">') it will serve </text:span><text:span text:style-name="Source_20_Text"><text:span text:style-name="T67">./public/some-file.js.gz </text:span></text:span><text:span text:style-name="T68">in place of </text:span><text:span text:style-name="Source_20_Text"><text:span text:style-name="T67">./public/some-file.js</text:span></text:span><text:span text:style-name="T68">when a gzipped version of the file exists and the request accepts gzip encoding.</text:span></text:p>
      <text:p text:style-name="P25"><text:span text:style-name="Source_20_Text"><text:span text:style-name="T65">-e</text:span></text:span><text:span text:style-name="Source_20_Text"><text:span text:style-name="T67"> </text:span></text:span><text:span text:style-name="T68">or</text:span><text:span text:style-name="T70"> --</text:span><text:span text:style-name="Source_20_Text"><text:span text:style-name="T65">ext</text:span></text:span><text:span text:style-name="Source_20_Text"><text:span text:style-name="T67"> </text:span></text:span><text:span text:style-name="T68">Default file extension if none supplied (defaults to 'html')</text:span></text:p>
      <text:p text:style-name="P25"><text:span text:style-name="Source_20_Text"><text:span text:style-name="T65">-s</text:span></text:span><text:span text:style-name="Source_20_Text"><text:span text:style-name="T67"> </text:span></text:span><text:span text:style-name="T68">or </text:span><text:span text:style-name="T70">--</text:span><text:span text:style-name="Source_20_Text"><text:span text:style-name="T65">silent</text:span></text:span><text:span text:style-name="Source_20_Text"><text:span text:style-name="T67"> </text:span></text:span><text:span text:style-name="T68">Suppress log messages from output</text:span></text:p>
      <text:p text:style-name="P25"><text:span text:style-name="Source_20_Text"><text:span text:style-name="T65">--cors</text:span></text:span><text:span text:style-name="Source_20_Text"><text:span text:style-name="T67"> </text:span></text:span><text:span text:style-name="T68">Enable CORS via the </text:span><text:span text:style-name="Source_20_Text"><text:span text:style-name="T67">Access-Control-Allow-Origin </text:span></text:span><text:span text:style-name="T68">header</text:span></text:p>
      <text:p text:style-name="P25"><text:span text:style-name="Source_20_Text"><text:span text:style-name="T65">-o</text:span></text:span><text:span text:style-name="Source_20_Text"><text:span text:style-name="T67"> </text:span></text:span><text:span text:style-name="T68">Open browser window after starting the server</text:span></text:p>
      <text:p text:style-name="P25"><text:span text:style-name="Source_20_Text"><text:span text:style-name="T65">-c</text:span></text:span><text:span text:style-name="Source_20_Text"><text:span text:style-name="T67"> </text:span></text:span><text:span text:style-name="T68">Set cache time (in seconds) for cache-control max-age header, e.g. -c10 for <text:s text:c="3"/><text:tab/>10 seconds (</text:span><text:span text:style-name="T55">defaults to '</text:span><text:span text:style-name="T59">3600</text:span><text:span text:style-name="T55">'</text:span><text:span text:style-name="T68">). To disable caching, use </text:span><text:span text:style-name="T70">-c-1</text:span><text:span text:style-name="T68">.</text:span></text:p>
      <text:p text:style-name="P25"><text:span text:style-name="Source_20_Text"><text:span text:style-name="T65">-U</text:span></text:span><text:span text:style-name="Source_20_Text"><text:span text:style-name="T67"> </text:span></text:span><text:span text:style-name="T68">or</text:span><text:span text:style-name="Source_20_Text"><text:span text:style-name="T65">--utc</text:span></text:span><text:span text:style-name="T70">Use</text:span><text:span text:style-name="T68"> UTC time format in log messages.</text:span></text:p>
      <text:p text:style-name="P25"><text:span text:style-name="Source_20_Text"><text:span text:style-name="T65">-P</text:span></text:span><text:span text:style-name="Source_20_Text"><text:span text:style-name="T67"> </text:span></text:span><text:span text:style-name="T68">or</text:span><text:span text:style-name="T70"> --</text:span><text:span text:style-name="Source_20_Text"><text:span text:style-name="T65">proxy</text:span></text:span><text:span text:style-name="Source_20_Text"><text:span text:style-name="T67"> </text:span></text:span><text:span text:style-name="T68">Proxies all requests which can't be resolved locally to the given url. e.g.: </text:span><text:span text:style-name="T70">-P</text:span><text:span text:style-name="T68"> </text:span><text:a xlink:type="simple" xlink:href="http://someurl.com/" text:style-name="Internet_20_link" text:visited-style-name="Visited_20_Internet_20_Link"><text:span text:style-name="T71">http://someurl.com</text:span></text:a></text:p>
      <text:p text:style-name="P25"><text:span text:style-name="Source_20_Text"><text:span text:style-name="T65">-S</text:span></text:span><text:span text:style-name="Source_20_Text"><text:span text:style-name="T67"> </text:span></text:span><text:span text:style-name="T68">or </text:span><text:span text:style-name="Source_20_Text"><text:span text:style-name="T65">--ssl</text:span></text:span><text:span text:style-name="Source_20_Text"><text:span text:style-name="T67"> </text:span></text:span><text:span text:style-name="T68">Enable https.</text:span></text:p>
      <text:p text:style-name="P25"><text:span text:style-name="Source_20_Text"><text:span text:style-name="T65">-C</text:span></text:span><text:span text:style-name="Source_20_Text"><text:span text:style-name="T67"> </text:span></text:span><text:span text:style-name="T68">or </text:span><text:span text:style-name="Source_20_Text"><text:span text:style-name="T65">--cert</text:span></text:span><text:span text:style-name="Source_20_Text"><text:span text:style-name="T67"> </text:span></text:span><text:span text:style-name="T68">Path to ssl cert file (default: cert.pem).</text:span></text:p>
      <text:p text:style-name="P25"><text:span text:style-name="Source_20_Text"><text:span text:style-name="T65">-K</text:span></text:span><text:span text:style-name="T70">o</text:span><text:span text:style-name="T68">r</text:span><text:span text:style-name="Source_20_Text"><text:span text:style-name="T65">--key</text:span></text:span><text:span text:style-name="T70">Path</text:span><text:span text:style-name="T68"> to ssl key file (default: key.pem).</text:span></text:p>
      <text:p text:style-name="P25"><text:span text:style-name="Source_20_Text"><text:span text:style-name="T65">-r</text:span></text:span><text:span text:style-name="Source_20_Text"><text:span text:style-name="T67"> </text:span></text:span><text:span text:style-name="T68">o </text:span><text:span text:style-name="Source_20_Text"><text:span text:style-name="T65">--robots</text:span></text:span><text:span text:style-name="Source_20_Text"><text:span text:style-name="T67"> </text:span></text:span><text:span text:style-name="T68">Provide a /robots.txt (whose content defaults to 'User-agent: *\nDisallow: /')</text:span></text:p>
      <text:p text:style-name="P24"><text:span text:style-name="Source_20_Text"><text:span text:style-name="T66">-h </text:span></text:span><text:span text:style-name="T69">or</text:span><text:span text:style-name="Source_20_Text"><text:span text:style-name="T66">--help </text:span></text:span><text:span text:style-name="T69">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7">Karma</text:span></text:a><text:span text:style-name="T3"> to run the unit tests for the application. Start </text:span><text:span text:style-name="T46">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1516347713089381463" text:style-name="L4">
        <text:list-item>
          <text:p text:style-name="P48"><text:span text:style-name="T75">Open</text:span> <text:span text:style-name="T75">up</text:span> instances of the Chrome and Firefox browsers and connect them to Karma.</text:p>
        </text:list-item>
        <text:list-item>
          <text:p text:style-name="P48"><text:span text:style-name="T75">Execute</text:span> all the unit tests in these browsers.</text:p>
        </text:list-item>
        <text:list-item>
          <text:p text:style-name="P48"><text:soft-page-break/><text:span text:style-name="T75">Report</text:span> the results of these tests in the terminal/command line window.</text:p>
        </text:list-item>
        <text:list-item>
          <text:p text:style-name="P48"><text:span text:style-name="T75">Watch</text:span> all the project's JavaScript files and re-run the tests whenever any of these change.</text:p>
        </text:list-item>
      </text:list>
      <text:p text:style-name="P18"><text:span text:style-name="T77">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4">Protractor</text:span></text:a><text:span text:style-name="T3"> to run the E2E tests for the application. </text:span><text:span text:style-name="T45">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6">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2">Protractor</text:span><text:span text:style-name="T7"> ledayek bewemot.</text:span></text:p>
      <text:p text:style-name="P4"/>
      <text:p text:style-name="P2"><text:span text:style-name="T3">This configuration file tells </text:span><text:span text:style-name="T46">Protractor</text:span><text:span text:style-name="T3"> to:</text:span></text:p>
      <text:list xml:id="list2842402042773116863" text:style-name="L5">
        <text:list-item>
          <text:p text:style-name="P49"><text:span text:style-name="T75">Open</text:span> up a Chrome browser and connect it to the application.</text:p>
        </text:list-item>
        <text:list-item>
          <text:p text:style-name="P49"><text:span text:style-name="T75">Execute</text:span> all the E2E tests in this browser.</text:p>
        </text:list-item>
        <text:list-item>
          <text:p text:style-name="P49"><text:span text:style-name="T75">Report</text:span> the results of these tests in the terminal/command line window.</text:p>
        </text:list-item>
        <text:list-item>
          <text:p text:style-name="P49"><text:span text:style-name="T75">Close</text:span> the browser and exit.</text:p>
        </text:list-item>
      </text:list>
      <text:p text:style-name="P19"><text:soft-page-break/><text:span text:style-name="T78">It is good to run the E2E tests whenever you make changes to the HTML views or want to check that the application as a whole is executing correctly. It is very common to run E2E tests before pushing a new commit of changes to a remote repository</text:span><text:span text:style-name="T80">.</text:span></text:p>
      <text:p text:style-name="P20"/>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2"> </text:span><text:span text:style-name="Source_20_Text"><text:span text:style-name="T51">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3">"https://"</text:span></text:span><text:span text:style-name="Source_20_Text"><text:span text:style-name="T12">. insteadOf </text:span></text:span><text:span text:style-name="Source_20_Text"><text:span text:style-name="T51">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38">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2">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56">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2">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2">error</text:span><text:span text:style-name="T3">. Make sure the port is available, before running </text:span><text:span text:style-name="Source_20_Text"><text:span text:style-name="T12">npm start</text:span></text:span><text:span text:style-name="T3">.</text:span></text:p>
      <text:p text:style-name="P37"/>
      <text:p text:style-name="P10">Bekizur, App-Model haze noten lanu lehatkin velehathel et Environment leDevelopment welanu bewura ehad: </text:p>
      <text:list xml:id="list215508774157529952" text:style-name="L6">
        <text:list-item>
          <text:p text:style-name="P47"><text:span text:style-name="T50">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47"><text:soft-page-break/><text:span text:style-name="T50">Osim</text:span><text:span text:style-name="T25"> </text:span><text:span text:style-name="T26">nmp install</text:span><text:span text:style-name="T25">, veaz Automatically lefi </text:span><text:span text:style-name="T64">PACKAGE.JSON</text:span><text:span text:style-name="T25">, ve</text:span><text:span text:style-name="T64">BOWER.JSON</text:span><text:span text:style-name="T25"> nitanim lanu et kol ha</text:span><text:span text:style-name="T26">Components</text:span><text:span text:style-name="T25"> ve</text:span><text:span text:style-name="T26">Tools</text:span><text:span text:style-name="T25"> hanahuzim. </text:span></text:p>
        </text:list-item>
      </text:list>
      <text:p text:style-name="P10"/>
      <text:p text:style-name="P12"><text:span text:style-name="T54">VEMEOD MEOD HAWUV</text:span><text:span text:style-name="T27">: LEDAYEK BEWEMOT ve</text:span><text:span text:style-name="T28">FOLDERS</text:span><text:span text:style-name="T27"> WEMAHILOT </text:span><text:span text:style-name="T60">CONFIG</text:span><text:span text:style-name="T27"> </text:span><text:span text:style-name="T60">FiLES</text:span><text:span text:style-name="T27">.</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2">Step 0 - Bootstrapping</text:span></text:a></text:p>
      <text:p text:style-name="P21"><text:span text:style-name="T82">[HTML5 Boilerplate homepage](https://html5boilerplate.com/) | [Documentation table of contents](TOC.md)</text:span><text:span text:style-name="T75"><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text:span text:style-name="T75">## `index.html`</text:span><text:line-break/><text:line-break/><text:line-break/><text:span text:style-name="T75">### The `no-js` Class</text:span><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text:span text:style-name="T75">## Language Attribute</text:span><text:line-break/><text:line-break/>Please consider specifying the language of your content by adding the `lang`<text:line-break/>attribute to `&lt;html&gt;` as in this example:<text:line-break/><text:line-break/>```html<text:line-break/>&lt;html class="no-js" lang="en"&gt;<text:line-break/>```<text:line-break/><text:line-break/><text:span text:style-name="T75">### The order of the `&lt;title&gt;` and `&lt;meta&gt;` tags</text:span><text:line-break/><text:line-break/>The order in which the `&lt;title&gt;` and the `&lt;meta&gt;` tags are specified is<text:line-break/>important because:<text:line-break/><text:line-break/><text:soft-pag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text:span text:style-name="T75">### `x-ua-compatible`</text:span><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HTTP response header as the `meta` tag will not always work if your site is<text:line-break/>served on a non-standard port, as Internet Explorer's preference option<text:line-break/>`Display intranet sites in Compatibility View` is checked by default.<text:line-break/><text:line-break/><text:soft-pag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text:span text:style-name="T75">## Meta Description</text:spa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text:span text:style-name="T75">## Mobile Viewport</text:span><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text:span text:style-name="T75">## Favicons and Touch Icon</text:spa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text:span text:style-name="T75">## Modernizr</text:span><text:line-break/><text:line-break/>HTML5 Boilerplate uses a custom build of Modernizr.<text:line-break/><text:line-break/><text:soft-pag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p>
      <text:h text:style-name="P39" text:outline-level="3">What is Modernizr?</text:h>
      <text:p text:style-name="P40">It’s a collection of superfast tests – or “detects” as we like to call them – which run as your web page loads, then you can use the results to tailor the experience to the user.</text:p>
      <text:h text:style-name="P38" text:outline-level="3">Why do I need it?</text:h>
      <text:p text:style-name="P40">All web developers come up against differences between browsers and devices. That’s largely due to different feature sets: the latest versions of the popular browsers can do some awesome things which older browsers can’t – but we still have to support the older ones.</text:p>
      <text:p text:style-name="P21"><text:span text:style-name="T74">Modernizr makes it easy to deliver tiered experiences: make use of the latest and greatest features in browsers which support them, without leaving less fortunate users high and dry.</text:span><text:line-break/><text:line-break/><text:span text:style-name="T75">## What About Polyfills?</text:span><text:line-break/><text:line-break/>If you need to include [polyfills](<text:span text:style-name="T79">https://remysharp.com/2010/10/08/what-is-a-polyfill</text:span>)<text:line-break/>in your project, you must make sure those load before any other JavaScript. If you're<text:line-break/>using some polyfill CDN service, like [cdn.polyfill.io](https://cdn.polyfill.io/),<text:line-break/>just put it before the other scripts in the bottom of the page:<text:line-break/><text:line-break/>```html<text:lin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soft-pag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text:span text:style-name="T75">Modernizr</text:span> and <text:span text:style-name="T75">polyfills</text:span>. It's important<text:line-break/>to understand that <text:span text:style-name="T75">Modernizr</text:span> just handles feature checking, not polyfilling<text:line-break/>itself. The only thing <text:span text:style-name="T75">Modernizr</text:span> does regarding polyfills is that the team<text:line-break/>maintains [a huge list of cross Browser polyfills](<text:span text:style-name="T79">https://github.com/Modernizr/Modernizr/wiki/HTML5-Cross-Browser-Polyfills</text:span>).<text:line-break/></text:p>
      <text:p text:style-name="P41"><text:span text:style-name="T83">About polyfills:</text:span></text:p>
      <text:p text:style-name="P42"><text:a xlink:type="simple" xlink:href="https://hacks.mozilla.org/2014/11/an-easier-way-of-using-polyfills/" text:style-name="Internet_20_link" text:visited-style-name="Visited_20_Internet_20_Link">https://hacks.mozilla.org/2014/11/an-easier-way-of-using-polyfills/</text:a></text:p>
      <text:p text:style-name="P43">About User Agent Detection – Header:</text:p>
      <text:p text:style-name="P42"><text:a xlink:type="simple" xlink:href="https://hacks.mozilla.org/2013/09/user-agent-detection-history-and-checklist/" text:style-name="Internet_20_link" text:visited-style-name="Visited_20_Internet_20_Link">https://hacks.mozilla.org/2013/09/user-agent-detection-history-and-checklist/</text:a> </text:p>
      <text:p text:style-name="P21"><text:line-break/><text:span text:style-name="T75">## The Content Area</text:span><text:line-break/><text:line-break/>The central part of the boilerplate template is pretty much empty. This is<text:line-break/>intentional, in order to make the boilerplate suitable for both web page and<text:line-break/>web app development.<text:line-break/><text:line-break/><text:span text:style-name="T75">### Browser Upgrade Prompt</text:span><text:line-break/><text:line-break/>The main content area of the boilerplate includes a prompt to install an up to<text:line-break/>date browser for users of IE 6/7. If you intended to support IE 6/7, then you<text:line-break/>should remove the snippet of code.<text:line-break/><text:line-break/><text:span text:style-name="T75">### jQuery CDN for jQuery</text:span><text:line-break/><text:lin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text:soft-pag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text:span text:style-name="T75">### Google Universal Analytics Tracking Code</text:span><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1"><text:s/>[Google Analytics Demos &amp; Tools](https://ga-dev-tools.appspot.com/)<text:line-break/><text:line-break/>**N.B.** The Google Universal Analytics snippet is included by default mainly<text:line-break/>because Google Analytics is [currently one of the most popular tracking<text:lin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1"><text:span text:style-name="T82">[HTML5 Boilerplate homepage](https://html5boilerplate.com/) | [Documentation table of contents](TOC.md)</text:span><text:line-break/><text:line-break/><text:span text:style-name="T75"># The CSS</text:span><text:line-break/><text:line-break/>HTML5 Boilerplate's CSS includes:<text:line-break/><text:line-break/>* [Normalize.css](#normalizecss)<text:line-break/>* [Useful defaults](#useful-defaults)<text:line-break/>* [Common helpers](#common-helpers)<text:line-break/>* [Placeholder media queries](#media-queries)<text:line-break/><text:soft-pag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text:span text:style-name="T75">## Normalize.css</text:span><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text:span text:style-name="T75">## Useful defaults<text:line-break/></text:span><text:line-break/>Several base styles are included that build upon `Normalize.css`. These<text:line-break/>styles:<text:lin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line-break/>You are free and even encouraged to modify or add to these base styles as your<text:line-break/>project requires.<text:line-break/><text:line-break/><text:line-break/><text:span text:style-name="T75">## Common helpers</text:span><text:line-break/><text:line-break/>Along with the base styles, we also provide some commonly used helper classes.<text:line-break/><text:line-break/><text:span text:style-name="T75">#### `.hidden`</text:span><text:line-break/><text:line-break/><text:soft-page-break/>The `hidden` class can be added to any element that you want to hide visually<text:line-break/>and from screen readers. It could be an element that will be populated and<text:line-break/>displayed later, or an element you will hide with JavaScript.<text:line-break/><text:line-break/><text:span text:style-name="T75">#### `.visuallyhidden`</text:spa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text:span text:style-name="T75">#### `.invisible`</text:span><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text:span text:style-name="T75">#### `.clearfix`</text:span><text:line-break/><text:line-break/>The `clearfix` class can be added to any element to ensure that it always fully<text:line-break/>contains its floated children.<text:line-break/><text:line-break/>Over the years there have been many variants of the clearfix hack, but currently,<text:line-break/>we use the [micro clearfix](http://nicolasgallagher.com/micro-clearfix-hack/).<text:line-break/><text:line-break/><text:line-break/><text:span text:style-name="T75">## Media Queries</text:span><text:line-break/><text:line-break/>HTML5 Boilerplate makes it easy for you to get started with a<text:line-break/>[_mobile first_](http://www.lukew.com/presos/preso.asp?26) and [_responsive web<text:lin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soft-pag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text:span text:style-name="T75">## Print styles</text:span><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 <text:s text:c="3"/>[orphans and widows](https://en.wikipedia.org/wiki/Widows_and_orphans) do<text:line-break/> <text:s text:c="3"/>[not appear on printed pages](https://css-tricks.com/almanac/properties/o/orphans/)<text:line-break/><text:lin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elle" svg:font-family="Adelle, georgia, serif"/>
    <style:font-face style:name="Adelle1" svg:font-family="Adelle, sans-serif"/>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1" svg:font-family="'Source Sans Pro', HelveticaNeue-Light, 'Helvetica Neue Light', 'Helvetica Neue', Helvetica, Arial, 'Lucida Grande', sans-serif"/>
    <style:font-face style:name="Source Sans Pro"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krona" svg:font-family="krona, sans-serif"/>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5H28M20S</meta:editing-duration>
    <meta:editing-cycles>8</meta:editing-cycles>
    <meta:generator>OpenOffice/4.1.2$Win32 OpenOffice.org_project/412m3$Build-9782</meta:generator>
    <dc:date>2017-04-01T14:35:28.69</dc:date>
    <meta:document-statistic meta:table-count="0" meta:image-count="0" meta:object-count="0" meta:page-count="15" meta:paragraph-count="144" meta:word-count="4125" meta:character-count="29196"/>
    <meta:user-defined meta:name="Info 1"/>
    <meta:user-defined meta:name="Info 2"/>
    <meta:user-defined meta:name="Info 3"/>
    <meta:user-defined meta:name="Info 4"/>
  </office:meta>
</office:document-meta>
</file>